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272">
            <text:p>27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569">
            <text:p>1569</text:p>
          </table:table-cell>
          <table:table-cell table:style-name="ce22" office:value-type="float" office:value="524">
            <text:p>52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94">
            <text:p>4194</text:p>
          </table:table-cell>
          <table:table-cell table:style-name="ce22" office:value-type="float" office:value="608">
            <text:p>60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3238">
            <text:p>33238</text:p>
          </table:table-cell>
          <table:table-cell table:style-name="ce22" office:value-type="float" office:value="5070">
            <text:p>507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17">
            <text:p>21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247">
            <text:p>3247</text:p>
          </table:table-cell>
          <table:table-cell table:style-name="ce22" office:value-type="float" office:value="1244">
            <text:p>124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9046">
            <text:p>19046</text:p>
          </table:table-cell>
          <table:table-cell table:style-name="ce22" office:value-type="float" office:value="4603">
            <text:p>460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74">
            <text:p>2274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518">
            <text:p>3518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21">
            <text:p>1821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224">
            <text:p>22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84">
            <text:p>3484</text:p>
          </table:table-cell>
          <table:table-cell table:style-name="ce22" office:value-type="float" office:value="1613">
            <text:p>16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546">
            <text:p>32546</text:p>
          </table:table-cell>
          <table:table-cell table:style-name="ce22" office:value-type="float" office:value="2974">
            <text:p>297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362">
            <text:p>3362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3358">
            <text:p>113358</text:p>
          </table:table-cell>
          <table:table-cell table:style-name="ce22" office:value-type="float" office:value="18703">
            <text:p>1870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287">
            <text:p>528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657">
            <text:p>265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182">
            <text:p>5182</text:p>
          </table:table-cell>
          <table:table-cell table:style-name="ce22" office:value-type="float" office:value="2015">
            <text:p>201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440">
            <text:p>25440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136">
            <text:p>30136</text:p>
          </table:table-cell>
          <table:table-cell table:style-name="ce22" office:value-type="float" office:value="229">
            <text:p>22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653">
            <text:p>1653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148">
            <text:p>10148</text:p>
          </table:table-cell>
          <table:table-cell table:style-name="ce22" office:value-type="float" office:value="2030">
            <text:p>203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56">
            <text:p>575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904">
            <text:p>8904</text:p>
          </table:table-cell>
          <table:table-cell table:style-name="ce22" office:value-type="float" office:value="1313">
            <text:p>13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0840">
            <text:p>90840</text:p>
          </table:table-cell>
          <table:table-cell table:style-name="ce22" office:value-type="float" office:value="8157">
            <text:p>815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7864">
            <text:p>177864</text:p>
          </table:table-cell>
          <table:table-cell table:style-name="ce22" office:value-type="float" office:value="22405">
            <text:p>2240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1222">
            <text:p>291222</text:p>
          </table:table-cell>
          <table:table-cell table:style-name="ce22" office:value-type="float" office:value="41108">
            <text:p>4110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